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21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28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31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 fo:font-style="italic"/>
    </style:style>
    <style:style style:name="P1" style:family="paragraph">
      <style:paragraph-properties fo:line-height="115.00%" fo:text-align="left"/>
    </style:style>
  </office:automatic-styles>
  <office:body>
    <office:text>
      <text:p text:style-name="P1"><text:span text:style-name="T1">DESENVOLVIMENTO DE APLICAÇÕES WEB I</text:span></text:p>
      <text:p text:style-name="P1"><text:span text:style-name="T2"/></text:p>
      <text:p text:style-name="P1"><text:span text:style-name="T3">ALUNAS: STHEFFANY CRUVINEL MARTINS</text:span></text:p>
      <text:p text:style-name="P1"><text:span text:style-name="T3"><text:tab/><text:s text:c="4"/>ALINY ALVES DUTRA</text:span></text:p>
      <text:p text:style-name="P1"><text:span text:style-name="T3"><text:tab/><text:s text:c="4"/>ANA CRISTINA THIERSCH</text:span></text:p>
      <text:p text:style-name="P1"><text:span text:style-name="T4"/></text:p>
      <text:p text:style-name="P1"><text:span text:style-name="T5">Criação do Backend</text:span></text:p>
      <text:p text:style-name="P1"><text:span text:style-name="T6"/></text:p>
      <text:p text:style-name="P1"><text:span text:style-name="T7">Passo 1) Primeiro vamos criar a pasta onde ficará salvo o nosso projeto, no terminal digite: </text:span></text:p>
      <text:p text:style-name="P1"><text:span text:style-name="T8">mkdir daw1</text:span></text:p>
      <text:p text:style-name="P1"><text:span text:style-name="T8">cd daw1</text:span></text:p>
      <text:p text:style-name="P1"><text:span text:style-name="T9"/></text:p>
      <text:p text:style-name="P1"><text:span text:style-name="T10">Passo 2) Crie a pasta backend com o comando e entre no diretório:</text:span></text:p>
      <text:p text:style-name="P1"><text:span text:style-name="T11">mkdir backend</text:span></text:p>
      <text:p text:style-name="P1"><text:span text:style-name="T11">cd backend</text:span></text:p>
      <text:p text:style-name="P1"><text:span text:style-name="T12"/></text:p>
      <text:p text:style-name="P1"><text:span text:style-name="T13">Passo 3) Dentro da pasta dê o comando:</text:span></text:p>
      <text:p text:style-name="P1"><text:span text:style-name="T14">npm init -y</text:span></text:p>
      <text:p text:style-name="P1"><text:span text:style-name="T15"/></text:p>
      <text:p text:style-name="P1"><text:span text:style-name="T16">Passo 4) Crie outra pasta src e entre no diretório:</text:span></text:p>
      <text:p text:style-name="P1"><text:span text:style-name="T17">mkdir src</text:span></text:p>
      <text:p text:style-name="P1"><text:span text:style-name="T18"/></text:p>
      <text:p text:style-name="P1"><text:span text:style-name="T19">Passo 5)<text:s/></text:span><text:span text:style-name="T20">No terminal entre dentro da pasta src e de o comando:</text:span></text:p>
      <text:p text:style-name="P1"><text:span text:style-name="T21">npm install express</text:span></text:p>
      <text:p text:style-name="P1"><text:span text:style-name="T22"/></text:p>
      <text:p text:style-name="P1"><text:span text:style-name="T23">Criação do Frontend</text:span></text:p>
      <text:p text:style-name="P1"><text:span text:style-name="T24"/></text:p>
      <text:p text:style-name="P1"><text:span text:style-name="T25">Passo 6) Volte para o diretório principal do projeto daw1</text:span></text:p>
      <text:p text:style-name="P1"><text:span text:style-name="T26"/></text:p>
      <text:p text:style-name="P1"><text:span text:style-name="T27">Passo 7) No terminal rode o comando:</text:span></text:p>
      <text:p text:style-name="P1"><text:span text:style-name="T28">create-react-app frontend</text:span></text:p>
      <text:p text:style-name="P1"><text:span text:style-name="T29"/></text:p>
      <text:p text:style-name="P1"><text:span text:style-name="T30">Passo 8) Entre dentro do diretório de frontend e rode o comando:</text:span></text:p>
      <text:p text:style-name="P1"><text:span text:style-name="T31">npm star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